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Shell Dlg 2" svg:font-family="'MS Shell Dlg 2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 fo:background-color="#0000ff">
        <style:background-image/>
      </style:paragraph-properties>
    </style:style>
    <style:style style:name="P4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333333" fo:font-size="14pt" style:text-underline-style="solid" style:text-underline-width="auto" style:text-underline-color="font-color" fo:background-color="#ffffff" style:font-size-asian="14pt" style:font-size-complex="14pt"/>
    </style:style>
    <style:style style:name="P5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333333" fo:font-size="14pt" style:text-underline-style="solid" style:text-underline-width="auto" style:text-underline-color="font-color" fo:font-weight="bold" fo:background-color="#fffff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333333" fo:font-size="14pt" style:text-underline-style="none" fo:background-color="#ffffff" style:font-size-asian="14pt" style:font-size-complex="14pt"/>
    </style:style>
    <style:style style:name="P7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333333" fo:font-size="14pt" style:text-underline-style="none" fo:font-weight="normal" fo:background-color="#ffffff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color="#333333" style:text-underline-style="none" fo:background-color="#ffffff"/>
    </style:style>
    <style:style style:name="T5" style:family="text">
      <style:text-properties fo:color="#333333" style:text-underline-style="none" fo:font-weight="bold" fo:background-color="#ffffff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Bilan du projet</text:span></text:p>
      <text:p text:style-name="P3"><text:span text:style-name="T1">''Utilisation data MYSQL''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5">Modifier/Supprimer un élément de la table :</text:p>
      <text:p text:style-name="P4"/>
      <text:p text:style-name="P6">En premier , j'ai créé une base de données où j'ai créé une table vide dans MYSQL . Une base de données c'est le <text:span text:style-name="T2">conteneur</text:span> de toutes les tables . Ensuite j'ai créé la première table avec la class ''clients'' dans python . Cela permettra d'ajouter de nouvelles lignes dans la table ''clients''. La table sera affichée avec <text:span text:style-name="T2">jinja</text:span> sur une page html . Il faut ajouter le fichier <text:span text:style-name="T2">''MyBase''</text:span> et écrire <text:span text:style-name="T2">{% for l in datas %} {% endfor %} </text:span>pour que ça fonctionne correctement. Pour afficher la table ,il suffit d'ajouter dans<text:span text:style-name="T2"> l'app python</text:span> à la ligne ''return render_template(...)'' ,<text:span text:style-name="T2">datas=datas</text:span> . C'est le nom de la liste qui a été créée dans l'app python. </text:p>
      <text:p text:style-name="P6"/>
      <text:p text:style-name="P6"/>
      <text:p text:style-name="P8"><text:span text:style-name="T4">Si l'on veut modifier ou supprimer une ligne dans la table ,il faut créér trois app dans python. Une pour la page , une pour modifier et une pour supprimer . Puis on rajoute une page pour le javascript où on aura une fonction avec plusieurs </text:span><text:span text:style-name="T5">if</text:span><text:span text:style-name="T4"> et </text:span><text:span text:style-name="T5">fetch</text:span><text:span text:style-name="T4"> à l’intérieur. Dans ma fonction, j'ai un paramètre p_event avec des if qui ont ''p_event.target.id'' , pour lire l’événement de chaque <text:s/>attribut ''id'' . </text:span></text:p>
      <text:p text:style-name="P8"><text:span text:style-name="T4"/></text:p>
      <text:p text:style-name="P8"><text:span text:style-name="T4">Quand on </text:span><text:span text:style-name="T5">modifie</text:span><text:span text:style-name="T4"> une ligne , il faut uitiliser un fetch post . Puis pour </text:span><text:span text:style-name="T5">effacer</text:span><text:span text:style-name="T4">, j'ai utilisé un fetch avec then et catch. </text:span><text:span text:style-name="T5">Then</text:span><text:span text:style-name="T4"> est utilisé pour la résolution de la promesse et </text:span><text:span text:style-name="T5">catch</text:span><text:span text:style-name="T4"> est utilisé pour gérer les erreurs pendant la promesse .Pour savoir quelle <text:s/>ligne on doit supprimer, il faut utiliser l'attribut dataset-id qu'on met dans une variable. Ensuite dans le fetch on met le nom de l'app et on rajoute le nom de la variable avec <text:s/>l'id(ex :"/effacer/"+i). <text:s/></text:span><text:span text:style-name="T3">À la fin de la page JavaScript, j'utilise une boucle for avec un écouteur d'évènements(addEventListener) pour parcourir tous les boutons avec getElementsByClassName . <text:s text:c="2"/></text:span></text:p>
      <text:p text:style-name="P6"/>
      <text:p text:style-name="P6"/>
      <text:p text:style-name="P6"/>
      <text:p text:style-name="P5">Comment modifier un champ dans une table avec une modal ? </text:p>
      <text:p text:style-name="P6"/>
      <text:p text:style-name="P6">La <text:span text:style-name="T2">modal</text:span> s'ouvre, si la condition du <text:span text:style-name="T2">if</text:span> est respectée avec la variable qu'on a créé en début de page myblogModal.show() . Quand on clique sur un des boutons ''edit''. Lorsqu'on a cliqué sur le bouton, la modal s'ouvre et on peut modifier le champ ''nom''. Le nom apparaît dans l'élément input grâce à l'<text:span text:style-name="T2">attribut</text:span> dataset-nom. Le datatset a été ajouter dans la page html avec du code <text:span text:style-name="T2">jinja</text:span> .La modal sera fermée quand le bouton ''enregistrer'' a été cliqué et que le fetch post a été exécuter. </text:p>
      <text:p text:style-name="P6"/>
      <text:p text:style-name="P6"><text:soft-page-break/><text:s/>Dans la function async du fetch, à la fin du code, la modal se ferme grâce à <text:s/>''myblogModal.hide()'' . Puis pour finir on actualise la page <text:span text:style-name="T2">window.location.reload()</text:span> . <text:s text:c="6"/></text:p>
      <text:p text:style-name="P6"/>
      <text:p text:style-name="P6"/>
      <text:p text:style-name="P5">Comment rajouter les lignes supprimées ?</text:p>
      <text:p text:style-name="P5"/>
      <text:p text:style-name="P7">Dans la colonne ''supprime'' toutes les lignes qui ne sont pas supprimées ont zéro. Celles qui sont supprimées ont toutes le chiffre un. Pour rajouter les lignes , il faut remplacer le un par un zéro et faire apply dans MYSQL. </text:p>
      <text:p text:style-name="P7"/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2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Shell Dlg 2" svg:font-family="'MS Shell Dlg 2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19T08:10:41.29</meta:creation-date>
    <meta:generator>OpenOffice/4.1.8$Win32 OpenOffice.org_project/418m3$Build-9803</meta:generator>
    <dc:date>2023-09-19T11:58:17.78</dc:date>
    <meta:editing-duration>PT3H47M27S</meta:editing-duration>
    <meta:editing-cycles>21</meta:editing-cycles>
    <meta:document-statistic meta:table-count="0" meta:image-count="0" meta:object-count="0" meta:page-count="2" meta:paragraph-count="11" meta:word-count="481" meta:character-count="2765"/>
  </office:meta>
</office:document-meta>
</file>